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2730000000000001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squirrel1.plog</text:p>
          </table:table-cell>
          <table:table-cell office:value-type="float" office:value="0.085847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squirrel10.plog</text:p>
          </table:table-cell>
          <table:table-cell office:value-type="float" office:value="0.10825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squirrel11.plog</text:p>
          </table:table-cell>
          <table:table-cell office:value-type="float" office:value="0.11748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squirrel12.plog</text:p>
          </table:table-cell>
          <table:table-cell office:value-type="float" office:value="0.12555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squirrel13.plog</text:p>
          </table:table-cell>
          <table:table-cell office:value-type="float" office:value="0.13484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42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squirrel14.plog</text:p>
          </table:table-cell>
          <table:table-cell office:value-type="float" office:value="0.15781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8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squirrel15.plog</text:p>
          </table:table-cell>
          <table:table-cell office:value-type="float" office:value="0.28227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7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squirrel16.plog</text:p>
          </table:table-cell>
          <table:table-cell office:value-type="float" office:value="0.45263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82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squirrel17.plog</text:p>
          </table:table-cell>
          <table:table-cell office:value-type="float" office:value="0.67715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88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squirrel18.plog</text:p>
          </table:table-cell>
          <table:table-cell office:value-type="float" office:value="1.2601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98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squirrel19.plog</text:p>
          </table:table-cell>
          <table:table-cell office:value-type="float" office:value="2.4922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194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squirrel2.plog</text:p>
          </table:table-cell>
          <table:table-cell office:value-type="float" office:value="0.085392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squirrel20.plog</text:p>
          </table:table-cell>
          <table:table-cell office:value-type="float" office:value="4.9218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624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squirrel21.plog</text:p>
          </table:table-cell>
          <table:table-cell office:value-type="float" office:value="10.967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542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squirrel22.plog</text:p>
          </table:table-cell>
          <table:table-cell office:value-type="float" office:value="21.333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362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squirrel23.plog</text:p>
          </table:table-cell>
          <table:table-cell office:value-type="float" office:value="42.56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3625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squirrel24.plog</text:p>
          </table:table-cell>
          <table:table-cell office:value-type="float" office:value="90.648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4311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squirrel25.plog</text:p>
          </table:table-cell>
          <table:table-cell office:value-type="float" office:value="185.954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8244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squirrel26.plog</text:p>
          </table:table-cell>
          <table:table-cell office:value-type="float" office:value="386.8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16108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squirrel27.plog</text:p>
          </table:table-cell>
          <table:table-cell office:value-type="float" office:value="739.89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18377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squirrel28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18378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squirrel29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1838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squirrel3.plog</text:p>
          </table:table-cell>
          <table:table-cell office:value-type="float" office:value="0.097695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squirrel30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1838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squirrel4.plog</text:p>
          </table:table-cell>
          <table:table-cell office:value-type="float" office:value="0.11695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squirrel5.plog</text:p>
          </table:table-cell>
          <table:table-cell office:value-type="float" office:value="0.08657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squirrel6.plog</text:p>
          </table:table-cell>
          <table:table-cell office:value-type="float" office:value="0.095989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squirrel7.plog</text:p>
          </table:table-cell>
          <table:table-cell office:value-type="float" office:value="0.08734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squirrel8.plog</text:p>
          </table:table-cell>
          <table:table-cell office:value-type="float" office:value="0.10413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squirrel9.plog</text:p>
          </table:table-cell>
          <table:table-cell office:value-type="float" office:value="0.10875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2])" office:value-type="float"/>
          <table:table-cell table:formula="of:=SUM([.C3:.C32])" office:value-type="float"/>
          <table:table-cell table:formula="of:=SUM([.D3:.D32])" office:value-type="float"/>
          <table:table-cell table:formula="of:=SUM([.E3:.E32])" office:value-type="float"/>
          <table:table-cell table:formula="of:=SUM([.F3:.F32])" office:value-type="float"/>
          <table:table-cell table:formula="of:=SUM([.G3:.G32])" office:value-type="float"/>
          <table:table-cell table:formula="of:=SUM([.H3:.H32])" office:value-type="float"/>
          <table:table-cell table:formula="of:=SUM([.I3:.I32])" office:value-type="float"/>
          <table:table-cell table:formula="of:=SUM([.J3:.J32])" office:value-type="float"/>
          <table:table-cell table:formula="of:=SUM([.K3:.K32])" office:value-type="float"/>
          <table:table-cell table:formula="of:=SUM([.L3:.L32])" office:value-type="float"/>
          <table:table-cell table:formula="of:=SUM([.M3:.M32])" office:value-type="float"/>
          <table:table-cell table:formula="of:=SUM([.N3:.N32])" office:value-type="float"/>
          <table:table-cell table:formula="of:=SUM([.O3:.O32])" office:value-type="float"/>
          <table:table-cell table:formula="of:=SUM([.P3:.P32])" office:value-type="float"/>
          <table:table-cell table:formula="of:=SUM([.Q3:.Q32])" office:value-type="float"/>
          <table:table-cell table:formula="of:=SUM([.R3:.R32])" office:value-type="float"/>
          <table:table-cell table:formula="of:=SUM([.S3:.S32])" office:value-type="float"/>
          <table:table-cell table:formula="of:=SUM([.T3:.T32])" office:value-type="float"/>
          <table:table-cell table:formula="of:=SUM([.U3:.U32])" office:value-type="float"/>
          <table:table-cell table:formula="of:=SUM([.V3:.V32])" office:value-type="float"/>
          <table:table-cell table:formula="of:=SUM([.W3:.W32])" office:value-type="float"/>
          <table:table-cell table:formula="of:=SUM([.X3:.X32])" office:value-type="float"/>
          <table:table-cell table:formula="of:=SUM([.Y3:.Y32])" office:value-type="float"/>
          <table:table-cell table:formula="of:=SUM([.Z3:.Z32])" office:value-type="float"/>
          <table:table-cell table:formula="of:=SUM([.AA3:.AA32])" office:value-type="float"/>
          <table:table-cell table:formula="of:=SUM([.AB3:.AB32])" office:value-type="float"/>
          <table:table-cell table:formula="of:=SUM([.AC3:.AC32])" office:value-type="float"/>
          <table:table-cell table:formula="of:=SUM([.AD3:.AD32])" office:value-type="float"/>
          <table:table-cell table:formula="of:=SUM([.AE3:.AE32])" office:value-type="float"/>
          <table:table-cell table:formula="of:=SUM([.AF3:.AF32])" office:value-type="float"/>
          <table:table-cell table:formula="of:=SUM([.AG3:.AG32])" office:value-type="float"/>
          <table:table-cell table:formula="of:=SUM([.AH3:.AH32])" office:value-type="float"/>
          <table:table-cell table:formula="of:=SUM([.AI3:.AI32])" office:value-type="float"/>
          <table:table-cell table:formula="of:=SUM([.AJ3:.AJ32])" office:value-type="float"/>
          <table:table-cell table:formula="of:=SUM([.AK3:.AK32])" office:value-type="float"/>
          <table:table-cell table:formula="of:=SUM([.AL3:.AL32])" office:value-type="float"/>
          <table:table-cell table:formula="of:=SUM([.AM3:.AM32])" office:value-type="float"/>
          <table:table-cell table:formula="of:=SUM([.AN3:.AN32])" office:value-type="float"/>
          <table:table-cell table:formula="of:=SUM([.AO3:.AO32])" office:value-type="float"/>
          <table:table-cell table:formula="of:=SUM([.AP3:.AP32])" office:value-type="float"/>
          <table:table-cell table:formula="of:=SUM([.AQ3:.AQ32])" office:value-type="float"/>
          <table:table-cell table:formula="of:=SUM([.AR3:.AR32])" office:value-type="float"/>
          <table:table-cell table:formula="of:=SUM([.AS3:.AS3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/>
          <table:table-cell table:formula="of:=AVERAGE([.C3:.C32])" office:value-type="float"/>
          <table:table-cell table:formula="of:=AVERAGE([.D3:.D32])" office:value-type="float"/>
          <table:table-cell table:formula="of:=AVERAGE([.E3:.E32])" office:value-type="float"/>
          <table:table-cell table:formula="of:=AVERAGE([.F3:.F32])" office:value-type="float"/>
          <table:table-cell table:formula="of:=AVERAGE([.G3:.G32])" office:value-type="float"/>
          <table:table-cell table:formula="of:=AVERAGE([.H3:.H32])" office:value-type="float"/>
          <table:table-cell table:formula="of:=AVERAGE([.I3:.I32])" office:value-type="float"/>
          <table:table-cell table:formula="of:=AVERAGE([.J3:.J32])" office:value-type="float"/>
          <table:table-cell table:formula="of:=AVERAGE([.K3:.K32])" office:value-type="float"/>
          <table:table-cell table:formula="of:=AVERAGE([.L3:.L32])" office:value-type="float"/>
          <table:table-cell table:formula="of:=AVERAGE([.M3:.M32])" office:value-type="float"/>
          <table:table-cell table:formula="of:=AVERAGE([.N3:.N32])" office:value-type="float"/>
          <table:table-cell table:formula="of:=AVERAGE([.O3:.O32])" office:value-type="float"/>
          <table:table-cell table:formula="of:=AVERAGE([.P3:.P32])" office:value-type="float"/>
          <table:table-cell table:formula="of:=AVERAGE([.Q3:.Q32])" office:value-type="float"/>
          <table:table-cell table:formula="of:=AVERAGE([.R3:.R32])" office:value-type="float"/>
          <table:table-cell table:formula="of:=AVERAGE([.S3:.S32])" office:value-type="float"/>
          <table:table-cell table:formula="of:=AVERAGE([.T3:.T32])" office:value-type="float"/>
          <table:table-cell table:formula="of:=AVERAGE([.U3:.U32])" office:value-type="float"/>
          <table:table-cell table:formula="of:=AVERAGE([.V3:.V32])" office:value-type="float"/>
          <table:table-cell table:formula="of:=AVERAGE([.W3:.W32])" office:value-type="float"/>
          <table:table-cell table:formula="of:=AVERAGE([.X3:.X32])" office:value-type="float"/>
          <table:table-cell table:formula="of:=AVERAGE([.Y3:.Y32])" office:value-type="float"/>
          <table:table-cell table:formula="of:=AVERAGE([.Z3:.Z32])" office:value-type="float"/>
          <table:table-cell table:formula="of:=AVERAGE([.AA3:.AA32])" office:value-type="float"/>
          <table:table-cell table:formula="of:=AVERAGE([.AB3:.AB32])" office:value-type="float"/>
          <table:table-cell table:formula="of:=AVERAGE([.AC3:.AC32])" office:value-type="float"/>
          <table:table-cell table:formula="of:=AVERAGE([.AD3:.AD32])" office:value-type="float"/>
          <table:table-cell table:formula="of:=AVERAGE([.AE3:.AE32])" office:value-type="float"/>
          <table:table-cell table:formula="of:=AVERAGE([.AF3:.AF32])" office:value-type="float"/>
          <table:table-cell table:formula="of:=AVERAGE([.AG3:.AG32])" office:value-type="float"/>
          <table:table-cell table:formula="of:=AVERAGE([.AH3:.AH32])" office:value-type="float"/>
          <table:table-cell table:formula="of:=AVERAGE([.AI3:.AI32])" office:value-type="float"/>
          <table:table-cell table:formula="of:=AVERAGE([.AJ3:.AJ32])" office:value-type="float"/>
          <table:table-cell table:formula="of:=AVERAGE([.AK3:.AK32])" office:value-type="float"/>
          <table:table-cell table:formula="of:=AVERAGE([.AL3:.AL32])" office:value-type="float"/>
          <table:table-cell table:formula="of:=AVERAGE([.AM3:.AM32])" office:value-type="float"/>
          <table:table-cell table:formula="of:=AVERAGE([.AN3:.AN32])" office:value-type="float"/>
          <table:table-cell table:formula="of:=AVERAGE([.AO3:.AO32])" office:value-type="float"/>
          <table:table-cell table:formula="of:=AVERAGE([.AP3:.AP32])" office:value-type="float"/>
          <table:table-cell table:formula="of:=AVERAGE([.AQ3:.AQ32])" office:value-type="float"/>
          <table:table-cell table:formula="of:=AVERAGE([.AR3:.AR32])" office:value-type="float"/>
          <table:table-cell table:formula="of:=AVERAGE([.AS3:.AS3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/>
          <table:table-cell table:formula="of:=STDEV([.C3:.C32])" office:value-type="float"/>
          <table:table-cell table:formula="of:=STDEV([.D3:.D32])" office:value-type="float"/>
          <table:table-cell table:formula="of:=STDEV([.E3:.E32])" office:value-type="float"/>
          <table:table-cell table:formula="of:=STDEV([.F3:.F32])" office:value-type="float"/>
          <table:table-cell table:formula="of:=STDEV([.G3:.G32])" office:value-type="float"/>
          <table:table-cell table:formula="of:=STDEV([.H3:.H32])" office:value-type="float"/>
          <table:table-cell table:formula="of:=STDEV([.I3:.I32])" office:value-type="float"/>
          <table:table-cell table:formula="of:=STDEV([.J3:.J32])" office:value-type="float"/>
          <table:table-cell table:formula="of:=STDEV([.K3:.K32])" office:value-type="float"/>
          <table:table-cell table:formula="of:=STDEV([.L3:.L32])" office:value-type="float"/>
          <table:table-cell table:formula="of:=STDEV([.M3:.M32])" office:value-type="float"/>
          <table:table-cell table:formula="of:=STDEV([.N3:.N32])" office:value-type="float"/>
          <table:table-cell table:formula="of:=STDEV([.O3:.O32])" office:value-type="float"/>
          <table:table-cell table:formula="of:=STDEV([.P3:.P32])" office:value-type="float"/>
          <table:table-cell table:formula="of:=STDEV([.Q3:.Q32])" office:value-type="float"/>
          <table:table-cell table:formula="of:=STDEV([.R3:.R32])" office:value-type="float"/>
          <table:table-cell table:formula="of:=STDEV([.S3:.S32])" office:value-type="float"/>
          <table:table-cell table:formula="of:=STDEV([.T3:.T32])" office:value-type="float"/>
          <table:table-cell table:formula="of:=STDEV([.U3:.U32])" office:value-type="float"/>
          <table:table-cell table:formula="of:=STDEV([.V3:.V32])" office:value-type="float"/>
          <table:table-cell table:formula="of:=STDEV([.W3:.W32])" office:value-type="float"/>
          <table:table-cell table:formula="of:=STDEV([.X3:.X32])" office:value-type="float"/>
          <table:table-cell table:formula="of:=STDEV([.Y3:.Y32])" office:value-type="float"/>
          <table:table-cell table:formula="of:=STDEV([.Z3:.Z32])" office:value-type="float"/>
          <table:table-cell table:formula="of:=STDEV([.AA3:.AA32])" office:value-type="float"/>
          <table:table-cell table:formula="of:=STDEV([.AB3:.AB32])" office:value-type="float"/>
          <table:table-cell table:formula="of:=STDEV([.AC3:.AC32])" office:value-type="float"/>
          <table:table-cell table:formula="of:=STDEV([.AD3:.AD32])" office:value-type="float"/>
          <table:table-cell table:formula="of:=STDEV([.AE3:.AE32])" office:value-type="float"/>
          <table:table-cell table:formula="of:=STDEV([.AF3:.AF32])" office:value-type="float"/>
          <table:table-cell table:formula="of:=STDEV([.AG3:.AG32])" office:value-type="float"/>
          <table:table-cell table:formula="of:=STDEV([.AH3:.AH32])" office:value-type="float"/>
          <table:table-cell table:formula="of:=STDEV([.AI3:.AI32])" office:value-type="float"/>
          <table:table-cell table:formula="of:=STDEV([.AJ3:.AJ32])" office:value-type="float"/>
          <table:table-cell table:formula="of:=STDEV([.AK3:.AK32])" office:value-type="float"/>
          <table:table-cell table:formula="of:=STDEV([.AL3:.AL32])" office:value-type="float"/>
          <table:table-cell table:formula="of:=STDEV([.AM3:.AM32])" office:value-type="float"/>
          <table:table-cell table:formula="of:=STDEV([.AN3:.AN32])" office:value-type="float"/>
          <table:table-cell table:formula="of:=STDEV([.AO3:.AO32])" office:value-type="float"/>
          <table:table-cell table:formula="of:=STDEV([.AP3:.AP32])" office:value-type="float"/>
          <table:table-cell table:formula="of:=STDEV([.AQ3:.AQ32])" office:value-type="float"/>
          <table:table-cell table:formula="of:=STDEV([.AR3:.AR32])" office:value-type="float"/>
          <table:table-cell table:formula="of:=STDEV([.AS3:.AS3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M3:.$M32])^2)^0.5" office:value-type="float"/>
          <table:table-cell table:number-matrix-columns-spanned="1" table:number-matrix-rows-spanned="1" table:formula="of:=SUM(([.C3:.C32]-[.$N3:.$N32])^2)^0.5" office:value-type="float"/>
          <table:table-cell table:number-matrix-columns-spanned="1" table:number-matrix-rows-spanned="1" table:formula="of:=SUM(([.D3:.D32]-[.$O3:.$O32])^2)^0.5" office:value-type="float"/>
          <table:table-cell table:number-matrix-columns-spanned="1" table:number-matrix-rows-spanned="1" table:formula="of:=SUM(([.E3:.E32]-[.$P3:.$P32])^2)^0.5" office:value-type="float"/>
          <table:table-cell table:number-matrix-columns-spanned="1" table:number-matrix-rows-spanned="1" table:formula="of:=SUM(([.F3:.F32]-[.$Q3:.$Q32])^2)^0.5" office:value-type="float"/>
          <table:table-cell table:number-matrix-columns-spanned="1" table:number-matrix-rows-spanned="1" table:formula="of:=SUM(([.G3:.G32]-[.$R3:.$R32])^2)^0.5" office:value-type="float"/>
          <table:table-cell table:number-matrix-columns-spanned="1" table:number-matrix-rows-spanned="1" table:formula="of:=SUM(([.H3:.H32]-[.$S3:.$S32])^2)^0.5" office:value-type="float"/>
          <table:table-cell table:number-matrix-columns-spanned="1" table:number-matrix-rows-spanned="1" table:formula="of:=SUM(([.I3:.I32]-[.$T3:.$T32])^2)^0.5" office:value-type="float"/>
          <table:table-cell table:number-matrix-columns-spanned="1" table:number-matrix-rows-spanned="1" table:formula="of:=SUM(([.J3:.J32]-[.$U3:.$U32])^2)^0.5" office:value-type="float"/>
          <table:table-cell table:number-matrix-columns-spanned="1" table:number-matrix-rows-spanned="1" table:formula="of:=SUM(([.K3:.K32]-[.$V3:.$V32])^2)^0.5" office:value-type="float"/>
          <table:table-cell table:number-matrix-columns-spanned="1" table:number-matrix-rows-spanned="1" table:formula="of:=SUM(([.L3:.L32]-[.$W3:.$W3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2]=[.$M3:.$M32])" office:value-type="float"/>
          <table:table-cell table:number-matrix-columns-spanned="1" table:number-matrix-rows-spanned="1" table:formula="of:=SUM([.C3:.C32]=[.$N3:.$N32])" office:value-type="float"/>
          <table:table-cell table:number-matrix-columns-spanned="1" table:number-matrix-rows-spanned="1" table:formula="of:=SUM([.D3:.D32]=[.$O3:.$O32])" office:value-type="float"/>
          <table:table-cell table:number-matrix-columns-spanned="1" table:number-matrix-rows-spanned="1" table:formula="of:=SUM([.E3:.E32]=[.$P3:.$P32])" office:value-type="float"/>
          <table:table-cell table:number-matrix-columns-spanned="1" table:number-matrix-rows-spanned="1" table:formula="of:=SUM([.F3:.F32]=[.$Q3:.$Q32])" office:value-type="float"/>
          <table:table-cell table:number-matrix-columns-spanned="1" table:number-matrix-rows-spanned="1" table:formula="of:=SUM([.G3:.G32]=[.$R3:.$R32])" office:value-type="float"/>
          <table:table-cell table:number-matrix-columns-spanned="1" table:number-matrix-rows-spanned="1" table:formula="of:=SUM([.H3:.H32]=[.$S3:.$S32])" office:value-type="float"/>
          <table:table-cell table:number-matrix-columns-spanned="1" table:number-matrix-rows-spanned="1" table:formula="of:=SUM([.I3:.I32]=[.$T3:.$T32])" office:value-type="float"/>
          <table:table-cell table:number-matrix-columns-spanned="1" table:number-matrix-rows-spanned="1" table:formula="of:=SUM([.J3:.J32]=[.$U3:.$U32])" office:value-type="float"/>
          <table:table-cell table:number-matrix-columns-spanned="1" table:number-matrix-rows-spanned="1" table:formula="of:=SUM([.K3:.K32]=[.$V3:.$V32])" office:value-type="float"/>
          <table:table-cell table:number-matrix-columns-spanned="1" table:number-matrix-rows-spanned="1" table:formula="of:=SUM([.L3:.L32]=[.$W3:.$W3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2]&lt;[.$X3:.$X32])" office:value-type="float"/>
          <table:table-cell table:number-matrix-columns-spanned="1" table:number-matrix-rows-spanned="1" table:formula="of:=SUM([.C3:.C32]&lt;[.$Y3:.$Y32])" office:value-type="float"/>
          <table:table-cell table:number-matrix-columns-spanned="1" table:number-matrix-rows-spanned="1" table:formula="of:=SUM([.D3:.D32]&lt;[.$Z3:.$Z32])" office:value-type="float"/>
          <table:table-cell table:number-matrix-columns-spanned="1" table:number-matrix-rows-spanned="1" table:formula="of:=SUM([.E3:.E32]&lt;[.$AA3:.$AA32])" office:value-type="float"/>
          <table:table-cell table:number-matrix-columns-spanned="1" table:number-matrix-rows-spanned="1" table:formula="of:=SUM([.F3:.F32]&lt;[.$AB3:.$AB32])" office:value-type="float"/>
          <table:table-cell table:number-matrix-columns-spanned="1" table:number-matrix-rows-spanned="1" table:formula="of:=SUM([.G3:.G32]&lt;[.$AC3:.$AC32])" office:value-type="float"/>
          <table:table-cell table:number-matrix-columns-spanned="1" table:number-matrix-rows-spanned="1" table:formula="of:=SUM([.H3:.H32]&lt;[.$AD3:.$AD32])" office:value-type="float"/>
          <table:table-cell table:number-matrix-columns-spanned="1" table:number-matrix-rows-spanned="1" table:formula="of:=SUM([.I3:.I32]&lt;[.$AE3:.$AE32])" office:value-type="float"/>
          <table:table-cell table:number-matrix-columns-spanned="1" table:number-matrix-rows-spanned="1" table:formula="of:=SUM([.J3:.J32]&lt;[.$AF3:.$AF32])" office:value-type="float"/>
          <table:table-cell table:number-matrix-columns-spanned="1" table:number-matrix-rows-spanned="1" table:formula="of:=SUM([.K3:.K32]&lt;[.$AG3:.$AG32])" office:value-type="float"/>
          <table:table-cell table:number-matrix-columns-spanned="1" table:number-matrix-rows-spanned="1" table:formula="of:=SUM([.L3:.L32]&lt;[.$AH3:.$AH3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2]&gt;[.$X3:.$X32])" office:value-type="float"/>
          <table:table-cell table:number-matrix-columns-spanned="1" table:number-matrix-rows-spanned="1" table:formula="of:=SUM([.C3:.C32]&gt;[.$Y3:.$Y32])" office:value-type="float"/>
          <table:table-cell table:number-matrix-columns-spanned="1" table:number-matrix-rows-spanned="1" table:formula="of:=SUM([.D3:.D32]&gt;[.$Z3:.$Z32])" office:value-type="float"/>
          <table:table-cell table:number-matrix-columns-spanned="1" table:number-matrix-rows-spanned="1" table:formula="of:=SUM([.E3:.E32]&gt;[.$AA3:.$AA32])" office:value-type="float"/>
          <table:table-cell table:number-matrix-columns-spanned="1" table:number-matrix-rows-spanned="1" table:formula="of:=SUM([.F3:.F32]&gt;[.$AB3:.$AB32])" office:value-type="float"/>
          <table:table-cell table:number-matrix-columns-spanned="1" table:number-matrix-rows-spanned="1" table:formula="of:=SUM([.G3:.G32]&gt;[.$AC3:.$AC32])" office:value-type="float"/>
          <table:table-cell table:number-matrix-columns-spanned="1" table:number-matrix-rows-spanned="1" table:formula="of:=SUM([.H3:.H32]&gt;[.$AD3:.$AD32])" office:value-type="float"/>
          <table:table-cell table:number-matrix-columns-spanned="1" table:number-matrix-rows-spanned="1" table:formula="of:=SUM([.I3:.I32]&gt;[.$AE3:.$AE32])" office:value-type="float"/>
          <table:table-cell table:number-matrix-columns-spanned="1" table:number-matrix-rows-spanned="1" table:formula="of:=SUM([.J3:.J32]&gt;[.$AF3:.$AF32])" office:value-type="float"/>
          <table:table-cell table:number-matrix-columns-spanned="1" table:number-matrix-rows-spanned="1" table:formula="of:=SUM([.K3:.K32]&gt;[.$AG3:.$AG32])" office:value-type="float"/>
          <table:table-cell table:number-matrix-columns-spanned="1" table:number-matrix-rows-spanned="1" table:formula="of:=SUM([.L3:.L32]&gt;[.$AH3:.$AH3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AI3:.$AI32])" office:value-type="float"/>
          <table:table-cell table:number-matrix-columns-spanned="1" table:number-matrix-rows-spanned="1" table:formula="of:=SUM([.C3:.C32]=[.$AJ3:.$AJ32])" office:value-type="float"/>
          <table:table-cell table:number-matrix-columns-spanned="1" table:number-matrix-rows-spanned="1" table:formula="of:=SUM([.D3:.D32]=[.$AK3:.$AK32])" office:value-type="float"/>
          <table:table-cell table:number-matrix-columns-spanned="1" table:number-matrix-rows-spanned="1" table:formula="of:=SUM([.E3:.E32]=[.$AL3:.$AL32])" office:value-type="float"/>
          <table:table-cell table:number-matrix-columns-spanned="1" table:number-matrix-rows-spanned="1" table:formula="of:=SUM([.F3:.F32]=[.$AM3:.$AM32])" office:value-type="float"/>
          <table:table-cell table:number-matrix-columns-spanned="1" table:number-matrix-rows-spanned="1" table:formula="of:=SUM([.G3:.G32]=[.$AN3:.$AN32])" office:value-type="float"/>
          <table:table-cell table:number-matrix-columns-spanned="1" table:number-matrix-rows-spanned="1" table:formula="of:=SUM([.H3:.H32]=[.$AO3:.$AO32])" office:value-type="float"/>
          <table:table-cell table:number-matrix-columns-spanned="1" table:number-matrix-rows-spanned="1" table:formula="of:=SUM([.I3:.I32]=[.$AP3:.$AP32])" office:value-type="float"/>
          <table:table-cell table:number-matrix-columns-spanned="1" table:number-matrix-rows-spanned="1" table:formula="of:=SUM([.J3:.J32]=[.$AQ3:.$AQ32])" office:value-type="float"/>
          <table:table-cell table:number-matrix-columns-spanned="1" table:number-matrix-rows-spanned="1" table:formula="of:=SUM([.K3:.K32]=[.$AR3:.$AR32])" office:value-type="float"/>
          <table:table-cell table:number-matrix-columns-spanned="1" table:number-matrix-rows-spanned="1" table:formula="of:=SUM([.L3:.L32]=[.$AS3:.$AS3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2])" office:value-type="float"/>
          <table:table-cell table:formula="of:=AVERAGE([Instances.C3:Instances.C32])" office:value-type="float"/>
          <table:table-cell table:formula="of:=AVERAGE([Instances.D3:Instances.D32])" office:value-type="float"/>
          <table:table-cell table:formula="of:=AVERAGE([Instances.E3:Instances.E32])" office:value-type="float"/>
          <table:table-cell table:formula="of:=SUM([Instances.F3:Instances.F32])" office:value-type="float"/>
          <table:table-cell table:formula="of:=AVERAGE([Instances.G3:Instances.G32])" office:value-type="float"/>
          <table:table-cell table:formula="of:=AVERAGE([Instances.H3:Instances.H32])" office:value-type="float"/>
          <table:table-cell table:formula="of:=AVERAGE([Instances.I3:Instances.I32])" office:value-type="float"/>
          <table:table-cell table:formula="of:=AVERAGE([Instances.J3:Instances.J32])" office:value-type="float"/>
          <table:table-cell table:formula="of:=AVERAGE([Instances.K3:Instances.K32])" office:value-type="float"/>
          <table:table-cell table:formula="of:=AVERAGE([Instances.L3:Instances.L32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